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zál</text:p>
          </table:table-cell>
          <table:table-cell office:value-type="string" calcext:value-type="string">
            <text:p>idő(ms)</text:p>
          </table:table-cell>
          <table:table-cell office:value-type="string" calcext:value-type="string">
            <text:p>elemszá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4" calcext:value-type="float">
            <text:p>1894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3" calcext:value-type="float">
            <text:p>953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" calcext:value-type="float">
            <text:p>491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7" calcext:value-type="float">
            <text:p>2127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7" calcext:value-type="float">
            <text:p>1067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8" calcext:value-type="float">
            <text:p>578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9" calcext:value-type="float">
            <text:p>7479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61" calcext:value-type="float">
            <text:p>3761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9" calcext:value-type="float">
            <text:p>1909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3" calcext:value-type="float">
            <text:p>1283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3" calcext:value-type="float">
            <text:p>1003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4" calcext:value-type="float">
            <text:p>824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23" calcext:value-type="float">
            <text:p>1182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17" calcext:value-type="float">
            <text:p>581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44" calcext:value-type="float">
            <text:p>2944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0" calcext:value-type="float">
            <text:p>15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7" calcext:value-type="float">
            <text:p>1067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41" calcext:value-type="float">
            <text:p>16841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28" calcext:value-type="float">
            <text:p>4228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67" calcext:value-type="float">
            <text:p>2867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63" calcext:value-type="float">
            <text:p>2163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56" calcext:value-type="float">
            <text:p>11756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6" calcext:value-type="float">
            <text:p>1476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20" calcext:value-type="float">
            <text:p>229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77" calcext:value-type="float">
            <text:p>11477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78" calcext:value-type="float">
            <text:p>5778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71" calcext:value-type="float">
            <text:p>3871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1" calcext:value-type="float">
            <text:p>2941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8" calcext:value-type="float">
            <text:p>2378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79" calcext:value-type="float">
            <text:p>30079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43" calcext:value-type="float">
            <text:p>14943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85" calcext:value-type="float">
            <text:p>7485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5" calcext:value-type="float">
            <text:p>5055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1" calcext:value-type="float">
            <text:p>3101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6" calcext:value-type="float">
            <text:p>2566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85" calcext:value-type="float">
            <text:p>38585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39" calcext:value-type="float">
            <text:p>19539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15" calcext:value-type="float">
            <text:p>9715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79" calcext:value-type="float">
            <text:p>6579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27" calcext:value-type="float">
            <text:p>4927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52" calcext:value-type="float">
            <text:p>3952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5" calcext:value-type="float">
            <text:p>3305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14" calcext:value-type="float">
            <text:p>4731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543" calcext:value-type="float">
            <text:p>2354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74" calcext:value-type="float">
            <text:p>1177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80" calcext:value-type="float">
            <text:p>788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29" calcext:value-type="float">
            <text:p>592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70" calcext:value-type="float">
            <text:p>477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5" calcext:value-type="float">
            <text:p>400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43" calcext:value-type="float">
            <text:p>56443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25" calcext:value-type="float">
            <text:p>28425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78" calcext:value-type="float">
            <text:p>14178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06" calcext:value-type="float">
            <text:p>9506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32" calcext:value-type="float">
            <text:p>7132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43" calcext:value-type="float">
            <text:p>5743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81" calcext:value-type="float">
            <text:p>4881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78" calcext:value-type="float">
            <text:p>67378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13" calcext:value-type="float">
            <text:p>34013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01" calcext:value-type="float">
            <text:p>17001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84" calcext:value-type="float">
            <text:p>11484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29" calcext:value-type="float">
            <text:p>8629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81" calcext:value-type="float">
            <text:p>6881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92" calcext:value-type="float">
            <text:p>5792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881" calcext:value-type="float">
            <text:p>79881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13" calcext:value-type="float">
            <text:p>40013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24" calcext:value-type="float">
            <text:p>20024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92" calcext:value-type="float">
            <text:p>13392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51" calcext:value-type="float">
            <text:p>10151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20" calcext:value-type="float">
            <text:p>812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67" calcext:value-type="float">
            <text:p>6767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843" calcext:value-type="float">
            <text:p>92843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500" calcext:value-type="float">
            <text:p>46500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155" calcext:value-type="float">
            <text:p>23155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71" calcext:value-type="float">
            <text:p>15571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32" calcext:value-type="float">
            <text:p>11632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80" calcext:value-type="float">
            <text:p>9380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32" calcext:value-type="float">
            <text:p>7832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247" calcext:value-type="float">
            <text:p>106247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252" calcext:value-type="float">
            <text:p>53252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7" calcext:value-type="float">
            <text:p>26647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898" calcext:value-type="float">
            <text:p>17898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29" calcext:value-type="float">
            <text:p>13429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45" calcext:value-type="float">
            <text:p>10745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57" calcext:value-type="float">
            <text:p>8957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916" calcext:value-type="float">
            <text:p>120916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545" calcext:value-type="float">
            <text:p>60545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496" calcext:value-type="float">
            <text:p>30496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30" calcext:value-type="float">
            <text:p>20230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80" calcext:value-type="float">
            <text:p>15180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97" calcext:value-type="float">
            <text:p>12097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17" calcext:value-type="float">
            <text:p>10117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145" calcext:value-type="float">
            <text:p>135145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458" calcext:value-type="float">
            <text:p>67458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740" calcext:value-type="float">
            <text:p>33740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64" calcext:value-type="float">
            <text:p>22664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28" calcext:value-type="float">
            <text:p>16928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99" calcext:value-type="float">
            <text:p>13599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71" calcext:value-type="float">
            <text:p>11371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393" calcext:value-type="float">
            <text:p>151393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794" calcext:value-type="float">
            <text:p>75794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985" calcext:value-type="float">
            <text:p>37985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99" calcext:value-type="float">
            <text:p>25499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035" calcext:value-type="float">
            <text:p>19035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02" calcext:value-type="float">
            <text:p>15302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26" calcext:value-type="float">
            <text:p>12726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491" calcext:value-type="float">
            <text:p>168491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568" calcext:value-type="float">
            <text:p>84568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346" calcext:value-type="float">
            <text:p>42346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179" calcext:value-type="float">
            <text:p>28179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140" calcext:value-type="float">
            <text:p>21140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02" calcext:value-type="float">
            <text:p>17102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71" calcext:value-type="float">
            <text:p>14171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739" calcext:value-type="float">
            <text:p>186739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394" calcext:value-type="float">
            <text:p>93394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838" calcext:value-type="float">
            <text:p>46838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44" calcext:value-type="float">
            <text:p>31344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524" calcext:value-type="float">
            <text:p>23524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02" calcext:value-type="float">
            <text:p>18802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27" calcext:value-type="float">
            <text:p>15827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345" calcext:value-type="float">
            <text:p>206345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145" calcext:value-type="float">
            <text:p>103145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464" calcext:value-type="float">
            <text:p>51464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514" calcext:value-type="float">
            <text:p>34514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751" calcext:value-type="float">
            <text:p>25751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783" calcext:value-type="float">
            <text:p>20783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300" calcext:value-type="float">
            <text:p>17300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749" calcext:value-type="float">
            <text:p>225749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488" calcext:value-type="float">
            <text:p>113488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639" calcext:value-type="float">
            <text:p>56639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937" calcext:value-type="float">
            <text:p>37937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459" calcext:value-type="float">
            <text:p>28459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52" calcext:value-type="float">
            <text:p>22752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53" calcext:value-type="float">
            <text:p>19053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031" calcext:value-type="float">
            <text:p>247031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986" calcext:value-type="float">
            <text:p>123986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338" calcext:value-type="float">
            <text:p>62338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371" calcext:value-type="float">
            <text:p>41371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14" calcext:value-type="float">
            <text:p>31014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61" calcext:value-type="float">
            <text:p>24861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85" calcext:value-type="float">
            <text:p>20685</text:p>
          </table:table-cell>
          <table:table-cell office:value-type="float" office:value="230000" calcext:value-type="float">
            <text:p>23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18:47:25.051000000</meta:creation-date>
    <dc:date>2022-05-06T19:01:57.347000000</dc:date>
    <meta:editing-duration>PT4M2S</meta:editing-duration>
    <meta:editing-cycles>1</meta:editing-cycles>
    <meta:document-statistic meta:table-count="1" meta:cell-count="486" meta:object-count="0"/>
    <meta:generator>LibreOffice/7.1.5.2$Windows_X86_64 LibreOffice_project/85f04e9f809797b8199d13c421bd8a2b025d52b5</meta:generator>
  </office:meta>
</office:document-meta>
</file>